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5.309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2.323cm"/>
    </style:style>
    <style:style style:name="co11" style:family="table-column">
      <style:table-column-properties fo:break-before="auto" style:column-width="3.567cm"/>
    </style:style>
    <style:style style:name="co12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2.741cm"/>
    </style:style>
    <style:style style:name="co14" style:family="table-column">
      <style:table-column-properties fo:break-before="auto" style:column-width="1.314cm"/>
    </style:style>
    <style:style style:name="co15" style:family="table-column">
      <style:table-column-properties fo:break-before="auto" style:column-width="6.322cm"/>
    </style:style>
    <style:style style:name="co16" style:family="table-column">
      <style:table-column-properties fo:break-before="auto" style:column-width="2.993cm"/>
    </style:style>
    <style:style style:name="co17" style:family="table-column">
      <style:table-column-properties fo:break-before="auto" style:column-width="2.656cm"/>
    </style:style>
    <style:style style:name="co18" style:family="table-column">
      <style:table-column-properties fo:break-before="auto" style:column-width="2.88cm"/>
    </style:style>
    <style:style style:name="co19" style:family="table-column">
      <style:table-column-properties fo:break-before="auto" style:column-width="1.566cm"/>
    </style:style>
    <style:style style:name="co20" style:family="table-column">
      <style:table-column-properties fo:break-before="auto" style:column-width="2.154cm"/>
    </style:style>
    <style:style style:name="co21" style:family="table-column">
      <style:table-column-properties fo:break-before="auto" style:column-width="2.574cm"/>
    </style:style>
    <style:style style:name="co22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font-name="Arial1" style:font-name-asian="WenQuanYi Micro Hei" style:font-name-complex="Lohit Hindi"/>
    </style:style>
    <style:style style:name="ce4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" fo:font-weight="bold" style:font-name-asian="WenQuanYi Micro Hei" style:font-weight-asian="bold" style:font-name-complex="Lohit Hindi" style:font-weight-complex="bold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19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20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weight="bold" style:font-name-asian="WenQuanYi Micro Hei" style:font-weight-asian="bold" style:font-name-complex="Lohit Hindi" style:font-weight-complex="bold"/>
    </style:style>
    <style:style style:name="ce22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2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2">
      <style:table-cell-properties style:glyph-orientation-vertical="0" fo:border-bottom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27" style:family="table-cell" style:parent-style-name="Default" style:data-style-name="N2">
      <style:table-cell-properties style:glyph-orientation-vertical="0" fo:border-bottom="0.06pt solid #000000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2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3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3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37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fo:font-weight="bold" style:font-weight-asian="bold" style:font-weight-complex="bold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1" fo:font-weight="bold" style:font-name-asian="WenQuanYi Micro Hei" style:font-weight-asian="bold" style:font-name-complex="Lohit Hindi" style:font-weight-complex="bold"/>
    </style:style>
    <style:style style:name="ce44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4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fo:font-weight="bold" style:font-weight-asian="bold" style:font-weight-complex="bold"/>
    </style:style>
    <style:style style:name="ce46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47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8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9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5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5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53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24"/>
        <table:table-column table:style-name="co8" table:default-cell-style-name="ce35"/>
        <table:table-column table:style-name="co9" table:default-cell-style-name="ce11"/>
        <table:table-column table:style-name="co10" table:default-cell-style-name="ce24"/>
        <table:table-column table:style-name="co3" table:number-columns-repeated="2" table:default-cell-style-name="ce24"/>
        <table:table-column table:style-name="co8" table:default-cell-style-name="ce24"/>
        <table:table-column table:style-name="co11" table:default-cell-style-name="ce24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19" table:default-cell-style-name="ce11"/>
        <table:table-column table:style-name="co20" table:default-cell-style-name="ce11"/>
        <table:table-column table:style-name="co13" table:number-columns-repeated="2" table:default-cell-style-name="ce11"/>
        <table:table-column table:style-name="co22" table:number-columns-repeated="996" table:default-cell-style-name="Default"/>
        <table:table-row table:style-name="ro1">
          <table:table-cell table:style-name="ce1" office:value-type="string" table:number-columns-spanned="7" table:number-rows-spanned="2">
            <text:p>SERVICE TAX REPORT</text:p>
          </table:table-cell>
          <table:covered-table-cell table:number-columns-repeated="5" table:style-name="ce12"/>
          <table:covered-table-cell table:style-name="ce23"/>
          <table:table-cell table:style-name="ce34"/>
          <table:table-cell table:style-name="ce40"/>
          <table:table-cell table:style-name="ce42" table:number-columns-repeated="5"/>
          <table:table-cell table:style-name="ce40" table:number-columns-repeated="7"/>
          <table:table-cell table:style-name="ce52"/>
          <table:table-cell table:style-name="ce40" table:number-columns-repeated="2"/>
          <table:table-cell table:style-name="ce52"/>
          <table:table-cell table:style-name="ce40" table:number-columns-repeated="2"/>
          <table:table-cell table:style-name="ce52"/>
          <table:table-cell table:number-columns-repeated="996"/>
        </table:table-row>
        <table:table-row-group>
          <table:table-row-group>
            <table:table-row-group>
              <table:table-row table:style-name="ro1">
                <table:covered-table-cell table:style-name="ce2"/>
                <table:covered-table-cell/>
                <table:covered-table-cell table:style-name="ce2"/>
                <table:covered-table-cell table:number-columns-repeated="4"/>
                <table:table-cell table:number-columns-repeated="8"/>
                <table:table-cell table:style-name="ce46"/>
                <table:table-cell/>
                <table:table-cell table:style-name="ce35" table:number-columns-repeated="2"/>
                <table:table-cell table:style-name="ce51"/>
                <table:table-cell table:style-name="ce35"/>
                <table:table-cell table:style-name="ce51" table:number-columns-repeated="4"/>
                <table:table-cell/>
                <table:table-cell table:style-name="ce35"/>
                <table:table-cell table:number-columns-repeated="997"/>
              </table:table-row>
              <table:table-row table:style-name="ro1">
                <table:table-cell table:style-name="ce3" office:value-type="string" table:number-columns-spanned="1" table:number-rows-spanned="3">
                  <text:p><text:s/></text:p>
                </table:table-cell>
                <table:table-cell table:style-name="ce13" office:value-type="string" table:number-columns-spanned="5" table:number-rows-spanned="1">
                  <text:p>NAME OF THE ASSESSEE <text:s text:c="21"/>: <text:s text:c="2"/>V.V.TITANIUM PIGMENTS PRIVATE LTD</text:p>
                </table:table-cell>
                <table:covered-table-cell table:style-name="ce19"/>
                <table:covered-table-cell table:number-columns-repeated="3" table:style-name="ce22"/>
                <table:table-cell table:style-name="ce25" table:number-columns-spanned="1" table:number-rows-spanned="3"/>
                <table:table-cell table:number-columns-repeated="1017"/>
              </table:table-row>
              <table:table-row table:style-name="ro1">
                <table:covered-table-cell table:style-name="ce4"/>
                <table:table-cell table:style-name="ce14" office:value-type="string" table:number-columns-spanned="5" table:number-rows-spanned="1">
                  <text:p>SERVICE TAX REGISTRATION NUMBER : <text:s text:c="2"/>AADCV7723PSD001 </text:p>
                </table:table-cell>
                <table:covered-table-cell table:number-columns-repeated="4"/>
                <table:covered-table-cell table:style-name="ce26"/>
                <table:table-cell table:number-columns-repeated="8"/>
                <table:table-cell table:style-name="ce46"/>
                <table:table-cell/>
                <table:table-cell table:style-name="ce35" table:number-columns-repeated="2"/>
                <table:table-cell table:style-name="ce51"/>
                <table:table-cell table:style-name="ce35"/>
                <table:table-cell table:style-name="ce51" table:number-columns-repeated="4"/>
                <table:table-cell/>
                <table:table-cell table:style-name="ce35"/>
                <table:table-cell table:number-columns-repeated="997"/>
              </table:table-row>
              <table:table-row table:style-name="ro2">
                <table:covered-table-cell table:style-name="ce5"/>
                <table:table-cell table:style-name="ce15" office:value-type="string" table:number-columns-spanned="5" table:number-rows-spanned="1">
                  <text:p>Service Tax Report for the Period <text:s text:c="11"/>: <text:s text:c="2"/><text:span text:style-name="T1"><text:a xlink:href="python://get_date_from()" xlink:type="simple">get_date_from</text:a></text:span> - <text:span text:style-name="T1"><text:a xlink:href="python://get_date_to()" xlink:type="simple">get_date_to</text:a></text:span></text:p>
                </table:table-cell>
                <table:covered-table-cell table:number-columns-repeated="4" table:style-name="ce20"/>
                <table:covered-table-cell table:style-name="ce27"/>
                <table:table-cell table:number-columns-repeated="8"/>
                <table:table-cell table:style-name="ce46"/>
                <table:table-cell/>
                <table:table-cell table:style-name="ce35" table:number-columns-repeated="2"/>
                <table:table-cell table:style-name="ce51" table:number-columns-repeated="6"/>
                <table:table-cell/>
                <table:table-cell table:style-name="ce35"/>
                <table:table-cell table:number-columns-repeated="997"/>
              </table:table-row>
              <table:table-row table:style-name="ro2">
                <table:table-cell table:style-name="ce6" office:value-type="string">
                  <text:p>S. No</text:p>
                </table:table-cell>
                <table:table-cell table:style-name="ce16" office:value-type="string">
                  <text:p>Date</text:p>
                </table:table-cell>
                <table:table-cell table:style-name="ce21" office:value-type="string">
                  <text:p>Bill No</text:p>
                </table:table-cell>
                <table:table-cell table:style-name="ce6" office:value-type="string">
                  <text:p>Bill Date</text:p>
                </table:table-cell>
                <table:table-cell table:style-name="ce6" office:value-type="string">
                  <text:p>Invoice Number</text:p>
                </table:table-cell>
                <table:table-cell table:style-name="ce6" office:value-type="string">
                  <text:p>Party Name</text:p>
                </table:table-cell>
                <table:table-cell table:style-name="ce28" office:value-type="string">
                  <text:p>Open Balance</text:p>
                </table:table-cell>
                <table:table-cell table:style-name="ce36" office:value-type="string">
                  <text:p>Taxable Amount</text:p>
                </table:table-cell>
                <table:table-cell table:style-name="ce41" office:value-type="string">
                  <text:p>Service Tax Rate</text:p>
                </table:table-cell>
                <table:table-cell table:style-name="ce43" office:value-type="string">
                  <text:p>Service Tax</text:p>
                </table:table-cell>
                <table:table-cell table:style-name="ce43" office:value-type="string">
                  <text:p>Krishi Kalyan</text:p>
                </table:table-cell>
                <table:table-cell table:style-name="ce45" office:value-type="string">
                  <text:p>Total</text:p>
                </table:table-cell>
                <table:table-cell table:style-name="ce45" office:value-type="string">
                  <text:p>Debit</text:p>
                </table:table-cell>
                <table:table-cell table:style-name="ce45" office:value-type="string">
                  <text:p>Closing Balance</text:p>
                </table:table-cell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2">
                <table:table-cell table:style-name="ce7" office:value-type="string">
                  <text:p><text:span text:style-name="T1"><text:a xlink:href="python://for%20each=%22seq,line%20in%20enumerate(o.service_line)%22" xlink:type="simple">for</text:a></text:span></text:p>
                </table:table-cell>
                <table:table-cell table:style-name="ce17" table:number-columns-repeated="5"/>
                <table:table-cell table:style-name="ce29"/>
                <table:table-cell table:style-name="ce37"/>
                <table:table-cell table:style-name="ce17"/>
                <table:table-cell table:style-name="ce29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2">
                <table:table-cell table:style-name="ce8" office:value-type="string">
                  <text:p><text:span text:style-name="T1"><text:a xlink:href="python://seq+1" xlink:type="simple">seq</text:a></text:span></text:p>
                </table:table-cell>
                <table:table-cell table:style-name="ce18" office:value-type="string">
                  <text:p><text:a xlink:href="python://convert_date(line.date)%20or%20False" xlink:type="simple">date</text:a></text:p>
                </table:table-cell>
                <table:table-cell table:style-name="ce18" office:value-type="string">
                  <text:p><text:a xlink:href="python://line.bill_no%20or%20''" xlink:type="simple">billno</text:a></text:p>
                </table:table-cell>
                <table:table-cell table:style-name="ce18" office:value-type="string">
                  <text:p><text:a xlink:href="python://convert_date(line.bill_date)%20or%20False" xlink:type="simple">bill_date</text:a></text:p>
                </table:table-cell>
                <table:table-cell table:style-name="ce18" office:value-type="string">
                  <text:p><text:a xlink:href="python://line.number%20or%20''" xlink:type="simple">inv_no</text:a></text:p>
                </table:table-cell>
                <table:table-cell table:style-name="ce18" office:value-type="string">
                  <text:p><text:a xlink:href="python://line.party_name%20or%20''" xlink:type="simple">party_name</text:a></text:p>
                </table:table-cell>
                <table:table-cell table:style-name="ce30" office:value-type="string">
                  <text:p><text:a xlink:href="python://line.open_bal%20or%20''" xlink:type="simple">open_bal</text:a></text:p>
                </table:table-cell>
                <table:table-cell table:style-name="ce30" office:value-type="string">
                  <text:p><text:a xlink:href="python://line.taxable_amount%20or%20''" xlink:type="simple">taxable_amount</text:a></text:p>
                </table:table-cell>
                <table:table-cell table:style-name="ce30" office:value-type="string">
                  <text:p><text:a xlink:href="python://line.service_tax_rate%20or%20''" xlink:type="simple">service_tax_rate</text:a></text:p>
                </table:table-cell>
                <table:table-cell table:style-name="ce44" office:value-type="string">
                  <text:p><text:a xlink:href="python://line.service_tax%20or%20''" xlink:type="simple">service_tax</text:a></text:p>
                </table:table-cell>
                <table:table-cell table:style-name="ce44" office:value-type="string">
                  <text:p><text:a xlink:href="python://line.krishi_kalyan%20or%20''" xlink:type="simple">krishi kalyan</text:a></text:p>
                </table:table-cell>
                <table:table-cell table:style-name="ce30" office:value-type="string">
                  <text:p><text:a xlink:href="python://line.total%20or%20''" xlink:type="simple">total</text:a></text:p>
                </table:table-cell>
                <table:table-cell table:style-name="ce30" office:value-type="string">
                  <text:p><text:a xlink:href="python://line.debit%20or%20''" xlink:type="simple">debit</text:a></text:p>
                </table:table-cell>
                <table:table-cell table:style-name="ce30" office:value-type="string">
                  <text:p><text:a xlink:href="python://line.closing_bal%20or%20''" xlink:type="simple">closing_bal</text:a></text:p>
                </table:table-cell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2">
                <table:table-cell table:style-name="ce7" office:value-type="string">
                  <text:p><text:span text:style-name="T1"><text:a xlink:href="python:///for" xlink:type="simple">end for</text:a></text:span></text:p>
                </table:table-cell>
                <table:table-cell table:style-name="ce17" table:number-columns-repeated="5"/>
                <table:table-cell table:style-name="ce29"/>
                <table:table-cell table:style-name="ce37"/>
                <table:table-cell table:style-name="ce17"/>
                <table:table-cell table:style-name="ce29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1"/>
                <table:table-cell table:style-name="ce38"/>
                <table:table-cell table:style-name="Default" table:number-columns-repeated="6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Default" table:number-columns-repeated="3"/>
                <table:table-cell table:style-name="ce32" table:number-columns-repeated="3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1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2"/>
                <table:table-cell table:style-name="ce38"/>
                <table:table-cell table:style-name="ce49" table:number-columns-repeated="2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2"/>
                <table:table-cell table:style-name="ce38"/>
                <table:table-cell table:style-name="ce49" table:number-columns-repeated="2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4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4"/>
                <table:table-cell table:style-name="ce38" table:number-columns-repeated="2"/>
                <table:table-cell table:style-name="ce49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7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6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2"/>
                <table:table-cell table:style-name="ce38"/>
                <table:table-cell table:style-name="ce49" table:number-columns-repeated="2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4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9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5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7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2"/>
                <table:table-cell table:style-name="ce38"/>
                <table:table-cell table:style-name="ce49" table:number-columns-repeated="2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2"/>
                <table:table-cell table:style-name="ce38"/>
                <table:table-cell table:style-name="ce49" table:number-columns-repeated="2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7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7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2"/>
                <table:table-cell table:style-name="ce38"/>
                <table:table-cell table:style-name="ce49" table:number-columns-repeated="2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6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7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2"/>
                <table:table-cell table:style-name="ce38"/>
                <table:table-cell table:style-name="ce49" table:number-columns-repeated="2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2"/>
                <table:table-cell table:style-name="ce38"/>
                <table:table-cell table:style-name="ce49" table:number-columns-repeated="2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8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5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6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7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4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7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8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/>
                <table:table-cell table:style-name="ce38"/>
                <table:table-cell table:style-name="ce49" table:number-columns-repeated="4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7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5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2"/>
                <table:table-cell table:style-name="ce49" table:number-columns-repeated="6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2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 table:number-columns-repeated="3"/>
                <table:table-cell table:style-name="ce49" table:number-columns-repeated="5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</table:table-row-group>
            <table:table-row table:style-name="ro1">
              <table:table-cell table:style-name="ce10" table:number-columns-repeated="6"/>
              <table:table-cell table:style-name="ce33"/>
              <table:table-cell table:style-name="ce39"/>
              <table:table-cell table:style-name="ce10"/>
              <table:table-cell table:style-name="ce33" table:number-columns-repeated="5"/>
              <table:table-cell table:style-name="ce10"/>
              <table:table-cell table:style-name="ce48"/>
              <table:table-cell table:style-name="ce10"/>
              <table:table-cell table:style-name="ce39" table:number-columns-repeated="4"/>
              <table:table-cell table:style-name="ce50"/>
              <table:table-cell table:style-name="ce39" table:number-columns-repeated="2"/>
              <table:table-cell table:style-name="ce50"/>
              <table:table-cell table:style-name="ce10"/>
              <table:table-cell table:style-name="ce39"/>
              <table:table-cell table:style-name="ce10"/>
              <table:table-cell table:style-name="ce53" table:number-columns-repeated="989"/>
              <table:table-cell table:number-columns-repeated="7"/>
            </table:table-row>
          </table:table-row-group>
          <table:table-row table:style-name="ro1">
            <table:table-cell table:style-name="ce10" table:number-columns-repeated="6"/>
            <table:table-cell table:style-name="ce33"/>
            <table:table-cell table:style-name="ce39"/>
            <table:table-cell table:style-name="ce10"/>
            <table:table-cell table:style-name="ce33" table:number-columns-repeated="5"/>
            <table:table-cell table:style-name="ce10"/>
            <table:table-cell table:style-name="ce48"/>
            <table:table-cell table:style-name="ce10"/>
            <table:table-cell table:style-name="ce39" table:number-columns-repeated="4"/>
            <table:table-cell table:style-name="ce50"/>
            <table:table-cell table:style-name="ce39" table:number-columns-repeated="2"/>
            <table:table-cell table:style-name="ce50"/>
            <table:table-cell table:style-name="ce10"/>
            <table:table-cell table:style-name="ce39"/>
            <table:table-cell table:style-name="ce10"/>
            <table:table-cell table:style-name="ce53" table:number-columns-repeated="989"/>
            <table:table-cell table:number-columns-repeated="7"/>
          </table:table-row>
          <table:table-row-group>
            <table:table-row-group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4"/>
                <table:table-cell table:style-name="ce38" table:number-columns-repeated="2"/>
                <table:table-cell table:style-name="ce49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7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4"/>
                <table:table-cell table:style-name="ce38" table:number-columns-repeated="2"/>
                <table:table-cell table:style-name="ce49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 table:number-rows-repeated="3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7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  <table:table-row table:style-name="ro1">
                <table:table-cell table:style-name="ce9" table:number-columns-repeated="6"/>
                <table:table-cell table:style-name="ce32"/>
                <table:table-cell table:style-name="ce38"/>
                <table:table-cell table:style-name="ce9"/>
                <table:table-cell table:style-name="ce32" table:number-columns-repeated="5"/>
                <table:table-cell table:style-name="ce9"/>
                <table:table-cell table:style-name="ce47"/>
                <table:table-cell table:style-name="ce9"/>
                <table:table-cell table:style-name="ce38"/>
                <table:table-cell table:style-name="ce49" table:number-columns-repeated="4"/>
                <table:table-cell table:style-name="ce38" table:number-columns-repeated="2"/>
                <table:table-cell table:style-name="ce49"/>
                <table:table-cell table:style-name="ce9"/>
                <table:table-cell table:style-name="ce38"/>
                <table:table-cell table:style-name="ce9"/>
                <table:table-cell table:style-name="ce53" table:number-columns-repeated="989"/>
                <table:table-cell table:number-columns-repeated="7"/>
              </table:table-row>
            </table:table-row-group>
            <table:table-row table:style-name="ro1">
              <table:table-cell table:style-name="ce10" table:number-columns-repeated="6"/>
              <table:table-cell table:style-name="ce33"/>
              <table:table-cell table:style-name="ce39"/>
              <table:table-cell table:style-name="ce10"/>
              <table:table-cell table:style-name="ce33" table:number-columns-repeated="5"/>
              <table:table-cell table:style-name="ce10"/>
              <table:table-cell table:style-name="ce48"/>
              <table:table-cell table:style-name="ce10"/>
              <table:table-cell table:style-name="ce39"/>
              <table:table-cell table:style-name="ce50" table:number-columns-repeated="4"/>
              <table:table-cell table:style-name="ce39" table:number-columns-repeated="2"/>
              <table:table-cell table:style-name="ce50"/>
              <table:table-cell table:style-name="ce10"/>
              <table:table-cell table:style-name="ce39"/>
              <table:table-cell table:style-name="ce10"/>
              <table:table-cell table:style-name="ce53" table:number-columns-repeated="989"/>
              <table:table-cell table:number-columns-repeated="7"/>
            </table:table-row>
          </table:table-row-group>
          <table:table-row table:style-name="ro1">
            <table:table-cell table:style-name="ce10" table:number-columns-repeated="6"/>
            <table:table-cell table:style-name="ce33"/>
            <table:table-cell table:style-name="ce39"/>
            <table:table-cell table:style-name="ce10"/>
            <table:table-cell table:style-name="ce33" table:number-columns-repeated="5"/>
            <table:table-cell table:style-name="ce10"/>
            <table:table-cell table:style-name="ce48"/>
            <table:table-cell table:style-name="ce10"/>
            <table:table-cell table:style-name="ce39"/>
            <table:table-cell table:style-name="ce50" table:number-columns-repeated="4"/>
            <table:table-cell table:style-name="ce39" table:number-columns-repeated="2"/>
            <table:table-cell table:style-name="ce50"/>
            <table:table-cell table:style-name="ce10"/>
            <table:table-cell table:style-name="ce39"/>
            <table:table-cell table:style-name="ce10"/>
            <table:table-cell table:style-name="ce53" table:number-columns-repeated="989"/>
            <table:table-cell table:number-columns-repeated="7"/>
          </table:table-row>
        </table:table-row-group>
        <table:table-row table:style-name="ro1">
          <table:table-cell table:style-name="ce10" table:number-columns-repeated="6"/>
          <table:table-cell table:style-name="ce33"/>
          <table:table-cell table:style-name="ce39"/>
          <table:table-cell table:style-name="ce10"/>
          <table:table-cell table:style-name="ce33" table:number-columns-repeated="5"/>
          <table:table-cell table:style-name="ce10"/>
          <table:table-cell table:style-name="ce48"/>
          <table:table-cell table:style-name="ce10"/>
          <table:table-cell table:style-name="ce39" table:number-columns-repeated="4"/>
          <table:table-cell table:style-name="ce50"/>
          <table:table-cell table:style-name="ce39" table:number-columns-repeated="2"/>
          <table:table-cell table:style-name="ce50"/>
          <table:table-cell table:style-name="ce10"/>
          <table:table-cell table:style-name="ce39"/>
          <table:table-cell table:style-name="ce10"/>
          <table:table-cell table:style-name="ce53" table:number-columns-repeated="989"/>
          <table:table-cell table:number-columns-repeated="7"/>
        </table:table-row>
        <table:table-row table:style-name="ro1" table:number-rows-repeated="10482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6-06-04T11:56:12</dc:date>
    <meta:editing-cycles>378</meta:editing-cycles>
    <meta:generator>LibreOffice/3.5$Linux_x86 LibreOffice_project/350m1$Build-2</meta:generator>
    <meta:editing-duration>P6DT6H23S</meta:editing-duration>
    <dc:creator>Dev127 </dc:creator>
    <meta:document-statistic meta:table-count="1" meta:cell-count="35" meta:object-count="0"/>
    <meta:template xlink:type="simple" xlink:actuate="onRequest" xlink:title="Normal.dotm" xlink:href=""/>
  </office:meta>
</office:document-meta>
</file>